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officeooo:paragraph-rsid="000469d9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5d77a" officeooo:paragraph-rsid="0005d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remont McKenna College </text:p>
      <text:p text:style-name="P2">Title </text:p>
      <text:p text:style-name="P2">submitted to </text:p>
      <text:p text:style-name="P2">Professor Thesis Reader 1</text:p>
      <text:p text:style-name="P2"><text:s/>and </text:p>
      <text:p text:style-name="P2">Professor Thesis Reader 2 </text:p>
      <text:p text:style-name="P2">and </text:p>
      <text:p text:style-name="P2">Dean Peter Uvin</text:p>
      <text:p text:style-name="P2"><text:s/>by</text:p>
      <text:p text:style-name="P2"><text:s/>Your Name </text:p>
      <text:p text:style-name="P2">for </text:p>
      <text:p text:style-name="P2">Senior Thesis </text:p>
      <text:p text:style-name="P2">Semester Year </text:p>
      <text:p text:style-name="P2">Date</text:p>
      <text:p text:style-name="P2"/>
      <text:p text:style-name="P3"><text:a xlink:type="simple" xlink:href="https://www.cmc.edu/sites/default/files/writing/formatting_your_thesis.pdf" text:style-name="Internet_20_link" text:visited-style-name="Visited_20_Internet_20_Link">https://www.cmc.edu/sites/default/files/writing/formatting_your_thesis.pdf</text:a></text:p>
      <text:p text:style-name="P3"><text:a xlink:type="simple" xlink:href="https://www.cmc.edu/sites/default/files/writing/Senior_Thesis_FAQ_students_2.pdf" text:style-name="Internet_20_link" text:visited-style-name="Visited_20_Internet_20_Link">https://www.cmc.edu/sites/default/files/writing/Senior_Thesis_FAQ_students_2.pdf</text:a></text:p>
      <text:p text:style-name="P3"><text:a xlink:type="simple" xlink:href="https://www.cmc.edu/sites/default/files/thesis/SampleTitlePage.pdf?v=1" text:style-name="Internet_20_link" text:visited-style-name="Visited_20_Internet_20_Link">https://www.cmc.edu/sites/default/files/thesis/SampleTitlePage.pdf?v=1</text:a></text:p>
      <text:p text:style-name="P3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.2in" fo:margin-bottom="1in" fo:margin-left="1.5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8:11:28.304887441</meta:creation-date>
    <dc:date>2016-01-15T18:22:51.021116531</dc:date>
    <meta:editing-duration>PT11M4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3" meta:paragraph-count="18" meta:word-count="32" meta:character-count="395" meta:non-whitespace-character-count="368"/>
  </office:meta>
</office:document-meta>
</file>